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Sans" svg:font-family="NimbusSans" style:font-adornments="Bol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agraph-properties fo:text-align="start"/>
      <style:text-properties style:text-line-through-style="none" style:text-line-through-type="none" style:font-name="NimbusSans" fo:font-size="9pt" fo:font-style="normal" style:text-underline-style="none" fo:font-weight="bold"/>
    </style:style>
    <style:style style:name="P2"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gr1" style:family="graphic">
      <style:graphic-properties fo:border="soli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Text Box 1" form:control-implementation="ooo:com.sun.star.form.component.TextField" xml:id="control2" form:id="control2" form:current-value="Now is the time for all good men to come to the aid of their country.  Now is the time for all good men to come to the aid of their country.&#10;&#1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ontrol text:anchor-type="paragraph" draw:z-index="0" draw:style-name="gr1" draw:text-style-name="P1" svg:width="19.051cm" svg:height="1.184cm" svg:x="-0.007cm" svg:y="1.254cm" draw:control="control1"/><draw:control text:anchor-type="paragraph" draw:z-index="1" draw:name="Shape1" draw:style-name="gr2" draw:text-style-name="P2" svg:width="17.802cm" svg:height="2.5cm" svg:x="0.233cm" svg:y="3.099cm" draw:control="control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Sans" svg:font-family="NimbusSans" style:font-adornments="Bol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ed1c24" style:writing-mode="lr-tb" draw:fill="solid" draw:fill-color="#ed1c24"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2:06:38.591032168</meta:creation-date>
    <meta:print-date>2017-05-15T12:13:45.242231166</meta:print-date>
    <dc:date>2017-05-19T21:42:05.349892470</dc:date>
    <meta:editing-duration>PT15M</meta:editing-duration>
    <meta:editing-cycles>2</meta:editing-cycles>
    <meta:generator>LibreOfficeDev/5.5.0.0.alpha0$Linux_X86_64 LibreOffice_project/1385dbb4203d9e34732062387ad1ae61ff939813</meta:generator>
    <meta:document-statistic meta:table-count="0" meta:image-count="0" meta:object-count="0" meta:page-count="1" meta:paragraph-count="0" meta:word-count="0" meta:character-count="0" meta:non-whitespace-character-count="0"/>
  </office:meta>
</office:document-meta>
</file>